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subtitle">
      <style:graphic-properties draw:fill-color="#ffffff" fo:min-height="12.1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Putting the Fun in Function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Jonathan Rogers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bjectiv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cuss functions and why we use them</text:p>
              </text:list-item>
              <text:list-item>
                <text:p>Implement python functions</text:p>
              </text:list-item>
              <text:list-item>
                <text:p>Understand when to return a value from a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What are Functions?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Store code in convenient one liners</text:p>
              </text:list-item>
              <text:list-item>
                <text:p>Make code more readabl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3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Function Syntax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header>
                <text:p>def &lt;function_name&gt;(&lt;parameters&gt;):</text:p>
                <text:list>
                  <text:list-header>
                    <text:p>&lt;function body&gt;</text:p>
                    <text:p>return &lt;value&gt; #Optiona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Function Exampl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f plus_one(num): </text:p>
                <text:p><text:s text:c="3"/>"""Return the number plus one."""</text:p>
                <text:list>
                  <text:list-header>
                    <text:p>ans = num + 1 #this is a locally declared variable</text:p>
                  </text:list-header>
                </text:list>
                <text:p>return ans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egarding when to retur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o hard rule on this</text:p>
              </text:list-item>
              <text:list-item>
                <text:p>In general code that only outputs should not return a value</text:p>
              </text:list-item>
              <text:list-item>
                <text:p>Example</text:p>
                <text:list>
                  <text:list-item>
                    <text:p>def cube_num(num):</text:p>
                  </text:list-item>
                  <text:list-item>
                    <text:p>def print_menu(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4T32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 presentation:user-transformed="true">
          <draw:text-box>
            <text:p>Questions or D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9T04:22:23.353497488</meta:creation-date>
    <meta:editing-duration>PT9H5M18S</meta:editing-duration>
    <meta:editing-cycles>9</meta:editing-cycles>
    <meta:generator>LibreOffice/7.3.7.2$Linux_X86_64 LibreOffice_project/30$Build-2</meta:generator>
    <dc:title>Beehive</dc:title>
    <dc:date>2025-04-03T00:52:47.226669808</dc:date>
    <meta:document-statistic meta:object-count="163"/>
    <meta:template xlink:type="simple" xlink:actuate="onRequest" xlink:title="Beehive" xlink:href="../../../../../usr/lib/libreoffice/share/template/common/presnt/Beehive.otp" meta:date="2024-10-29T04:22:22.847708329"/>
  </office:meta>
</office:document-meta>
</file>